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2.157cm" fo:min-width="4.8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1.596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1.655cm" fo:min-width="4.961cm"/>
    </style:style>
    <style:style style:name="gr7" style:family="graphic" style:parent-style-name="standard">
      <style:graphic-properties svg:stroke-width="0.053cm" draw:marker-start-width="0.279cm" draw:marker-end-width="0.279cm" draw:fill-color="#99ccff" draw:opacity="100%" draw:opacity-name="Transparency_20_6" draw:textarea-horizontal-align="justify" draw:textarea-vertical-align="middle" draw:auto-grow-height="false" fo:min-height="0.841cm" fo:min-width="7.576cm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579d1c"/>
      <style:paragraph-properties fo:text-align="center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-color="#99ccff" draw:opacity="100%" draw:opacity-name="Transparency_20_6"/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61900" style:font-name="Calibri" fo:font-size="12pt" style:font-size-asian="12pt" style:font-size-complex="12pt"/>
    </style:style>
    <style:style style:name="T3" style:family="text">
      <style:text-properties fo:color="#ffffff"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Calibri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24cm" svg:height="2.524cm" svg:x="3.238cm" svg:y="3.019cm">
          <text:p text:style-name="P1"><text:span text:style-name="T1">Training Data:</text:span></text:p>
          <text:p text:style-name="P1"><text:span text:style-name="T2">Text, images, </text:span></text:p>
          <text:p text:style-name="P1"><text:span text:style-name="T2">db, csv, et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2" draw:id="id2" draw:layer="layout" svg:width="3.937cm" svg:height="1.143cm" svg:x="10.271cm" svg:y="3.713cm">
          <text:p text:style-name="P1"><text:span text:style-name="T1">Feature V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648cm" svg:height="2.667cm" svg:x="9.408cm" svg:y="5.725cm">
          <text:p text:style-name="P1"><text:span text:style-name="T3">Machine Learning Al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988cm" svg:height="1.179cm" svg:x="4.235cm" svg:y="6.461cm">
          <text:p text:style-name="P1"><text:span text:style-name="T1">Labe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8.159cm" svg:y1="4.281cm" svg:x2="10.271cm" svg:y2="4.284cm" draw:start-shape="id1" draw:start-glue-point="6" draw:end-shape="id2" draw:end-glue-point="3" svg:d="M8159 4281h1408v3h704" svg:viewBox="0 0 2113 4">
          <text:p/>
        </draw:connector>
        <draw:connector draw:style-name="gr4" draw:text-style-name="P4" draw:layer="layout" svg:x1="6.85cm" svg:y1="7.051cm" svg:x2="9.408cm" svg:y2="7.058cm" draw:start-shape="id3" draw:start-glue-point="6" draw:end-shape="id4" draw:end-glue-point="3" svg:d="M6850 7051h1466v7h1092" svg:viewBox="0 0 2559 8">
          <text:p/>
        </draw:connector>
        <draw:connector draw:style-name="gr4" draw:text-style-name="P4" draw:layer="layout" svg:x1="12.239cm" svg:y1="4.856cm" svg:x2="12.232cm" svg:y2="5.725cm" draw:start-shape="id2" draw:start-glue-point="2" draw:end-shape="id4" draw:end-glue-point="0" svg:d="M12239 4856v434h-7v435" svg:viewBox="0 0 8 870">
          <text:p/>
        </draw:connector>
        <draw:custom-shape draw:style-name="gr5" draw:text-style-name="P2" xml:id="id7" draw:id="id7" draw:layer="layout" svg:width="4.191cm" svg:height="3.556cm" svg:x="13.867cm" svg:y="7.901cm">
          <text:p text:style-name="P2"><text:span text:style-name="T1">Predictive </text:span></text:p>
          <text:p text:style-name="P2"><text:span text:style-name="T1">Mo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4.476cm" svg:height="2.524cm" svg:x="2.669cm" svg:y="8.414cm">
          <text:p text:style-name="P1"><text:span text:style-name="T1">New Data:</text:span></text:p>
          <text:p text:style-name="P1"><text:span text:style-name="T2">Text, images, </text:span></text:p>
          <text:p text:style-name="P1"><text:span text:style-name="T2">db, csv, et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6" draw:id="id6" draw:layer="layout" svg:width="3.937cm" svg:height="1.143cm" svg:x="9.128cm" svg:y="9.108cm">
          <text:p text:style-name="P1"><text:span text:style-name="T1">Feature Vecto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.586cm" svg:y1="9.676cm" svg:x2="9.128cm" svg:y2="9.679cm" draw:start-shape="id5" draw:start-glue-point="6" draw:end-shape="id6" draw:end-glue-point="3" svg:d="M6586 9676h1551v3h991" svg:viewBox="0 0 2543 4">
          <text:p/>
        </draw:connector>
        <draw:connector draw:style-name="gr4" draw:text-style-name="P4" draw:layer="layout" svg:x1="13.065cm" svg:y1="9.679cm" svg:x2="13.867cm" svg:y2="9.679cm" draw:start-shape="id6" draw:start-glue-point="1" draw:end-shape="id7" draw:end-glue-point="5" svg:d="M13065 9679h802" svg:viewBox="0 0 803 1">
          <text:p/>
        </draw:connector>
        <draw:connector draw:style-name="gr4" draw:text-style-name="P4" draw:layer="layout" svg:x1="15.056cm" svg:y1="7.058cm" svg:x2="15.962cm" svg:y2="7.901cm" draw:start-shape="id4" draw:start-glue-point="1" draw:end-shape="id7" svg:d="M15056 7058h906v843" svg:viewBox="0 0 907 844">
          <text:p/>
        </draw:connector>
        <draw:custom-shape draw:style-name="gr6" draw:text-style-name="P6" xml:id="id8" draw:id="id8" draw:layer="layout" svg:width="5.461cm" svg:height="1.905cm" svg:x="19cm" svg:y="8.717cm">
          <text:p text:style-name="P5"><text:span text:style-name="T1">Expected Label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058cm" svg:y1="9.679cm" svg:x2="19cm" svg:y2="9.669cm" draw:start-shape="id7" draw:start-glue-point="7" draw:end-shape="id8" draw:end-glue-point="3" svg:d="M18058 9679h471v-10h471" svg:viewBox="0 0 943 11">
          <text:p/>
        </draw:connector>
        <draw:custom-shape draw:style-name="gr7" draw:text-style-name="P8" draw:layer="layout" svg:width="8.128cm" svg:height="1.143cm" svg:x="17.256cm" svg:y="3.159cm">
          <text:p text:style-name="P7"><text:span text:style-name="T4">Supervised Learning mode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square" draw:cx="50%" draw:cy="50%" draw:start="100%" draw:end="0%" draw:angle="0" draw:border="0%"/>
    <draw:opacity draw:name="Transparency_20_5" draw:display-name="Transparency 5" draw:style="rectangular" draw:cx="50%" draw:cy="50%" draw:start="100%" draw:end="0%" draw:angle="0" draw:border="0%"/>
    <draw:opacity draw:name="Transparency_20_6" draw:display-name="Transparency 6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4:23:56.022039284</meta:creation-date>
    <dc:date>2017-10-17T04:47:30.393156851</dc:date>
    <meta:editing-duration>PT2M37S</meta:editing-duration>
    <meta:editing-cycles>1</meta:editing-cycles>
    <meta:document-statistic meta:object-count="16"/>
    <meta:generator>LibreOffice/5.2.7.2$Linux_X86_64 LibreOffice_project/20m0$Build-2</meta:generator>
  </office:meta>
</office:document-meta>
</file>